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0.91pt"/>
    </style:style>
    <style:style style:name="co2" style:family="table-column">
      <style:table-column-properties fo:break-before="auto" style:column-width="119.14pt"/>
    </style:style>
    <style:style style:name="co3" style:family="table-column">
      <style:table-column-properties fo:break-before="auto" style:column-width="140.09pt"/>
    </style:style>
    <style:style style:name="co4" style:family="table-column">
      <style:table-column-properties fo:break-before="auto" style:column-width="194.06pt"/>
    </style:style>
    <style:style style:name="co5" style:family="table-column">
      <style:table-column-properties fo:break-before="auto" style:column-width="56.86pt"/>
    </style:style>
    <style:style style:name="co6" style:family="table-column">
      <style:table-column-properties fo:break-before="auto" style:column-width="53.09pt"/>
    </style:style>
    <style:style style:name="co7" style:family="table-column">
      <style:table-column-properties fo:break-before="auto" style:column-width="51.79pt"/>
    </style:style>
    <style:style style:name="co8" style:family="table-column">
      <style:table-column-properties fo:break-before="auto" style:column-width="48.05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6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.5pt" style:language-asian="zh" style:country-asian="CN" style:font-style-asian="normal" style:font-weight-asian="normal" style:font-name-complex="Lohit Marath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gikey Project 8209776 SpecAn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13"/>
        <table:table-column table:style-name="co7" table:default-cell-style-name="ce14"/>
        <table:table-column table:style-name="co8" table:default-cell-style-name="ce3"/>
        <table:table-column table:style-name="co9" table:default-cell-style-name="ce3"/>
        <table:table-column table:style-name="co10" table:default-cell-style-name="ce14"/>
        <table:table-column table:style-name="co11" table:number-columns-repeated="54" table:default-cell-style-name="Default"/>
        <table:table-row table:style-name="ro1"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Mfr.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 Qty.</text:p>
          </table:table-cell>
          <table:table-cell table:style-name="ce12" office:value-type="string" calcext:value-type="string">
            <text:p>Unit Price</text:p>
          </table:table-cell>
          <table:table-cell table:style-name="ce1" office:value-type="string" calcext:value-type="string">
            <text:p>Ext. Price</text:p>
          </table:table-cell>
          <table:table-cell table:style-name="ce1" office:value-type="string" calcext:value-type="string">
            <text:p>On Hand</text:p>
          </table:table-cell>
          <table:table-cell table:style-name="ce1" office:value-type="string" calcext:value-type="string">
            <text:p>Order</text:p>
          </table:table-cell>
          <table:table-cell table:style-name="ce12" office:value-type="string" calcext:value-type="string">
            <text:p>$ Purchase</text:p>
          </table:table-cell>
          <table:table-cell table:style-name="ce1" table:number-columns-repeated="51"/>
          <table:table-cell table:style-name="ce3" table:number-columns-repeated="3"/>
        </table:table-row>
        <table:table-row table:style-name="ro1">
          <table:table-cell office:value-type="string" calcext:value-type="string">
            <text:p>541-100JCT-ND</text:p>
          </table:table-cell>
          <table:table-cell office:value-type="string" calcext:value-type="string">
            <text:p>CRCW0402100RJN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00 OHM 5% 1/16W 04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formula="of:=[.E2]*[.F2]" office:value-type="float" office:value="0.1" calcext:value-type="float">
            <text:p>0.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2]*[.I2]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41-36JCT-ND</text:p>
          </table:table-cell>
          <table:table-cell office:value-type="string" calcext:value-type="string">
            <text:p>CRCW040236R0JN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36 OHM 5% 1/16W 04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</text:p>
          </table:table-cell>
          <table:table-cell table:formula="of:=[.E3]*[.F3]" office:value-type="float" office:value="0.1" calcext:value-type="float">
            <text:p>0.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I3]" office:value-type="float" office:value="0.1" calcext:value-type="float">
            <text:p>0.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32-7471-1-ND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22PF 50V C0G/NP0 0402</text:p>
          </table:table-cell>
          <table:table-cell office:value-type="float" office:value="11" calcext:value-type="float">
            <text:p>11</text:p>
          </table:table-cell>
          <table:table-cell office:value-type="float" office:value="0.015" calcext:value-type="float">
            <text:p>0.02</text:p>
          </table:table-cell>
          <table:table-cell table:formula="of:=[.E4]*[.F4]" office:value-type="float" office:value="0.165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F4]*[.I4]" office:value-type="float" office:value="0.075" calcext:value-type="float">
            <text:p>0.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32-7526-1-ND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10000PF 16V X7R 0402</text:p>
          </table:table-cell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formula="of:=[.E5]*[.F5]" office:value-type="float" office:value="0.16" calcext:value-type="float">
            <text:p>0.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F5]*[.I5]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32-7469-1-ND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10PF 50V C0G/NP0 0402</text:p>
          </table:table-cell>
          <table:table-cell office:value-type="float" office:value="10" calcext:value-type="float">
            <text:p>10</text:p>
          </table:table-cell>
          <table:table-cell office:value-type="float" office:value="0.018" calcext:value-type="float">
            <text:p>0.02</text:p>
          </table:table-cell>
          <table:table-cell table:formula="of:=[.E6]*[.F6]" office:value-type="float" office:value="0.18" calcext:value-type="float">
            <text:p>0.1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6]*[.I6]" office:value-type="float" office:value="0.09" calcext:value-type="float">
            <text:p>0.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41-150KJCT-ND</text:p>
          </table:table-cell>
          <table:table-cell office:value-type="string" calcext:value-type="string">
            <text:p>CRCW0402150KJN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50K OHM 5% 1/16W 040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table:formula="of:=[.E7]*[.F7]" office:value-type="float" office:value="0.2" calcext:value-type="float">
            <text:p>0.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F7]*[.I7]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41-1.50KLCT-ND</text:p>
          </table:table-cell>
          <table:table-cell office:value-type="string" calcext:value-type="string">
            <text:p>CRCW04021K50FK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.5K OHM 1% 1/16W 040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0</text:p>
          </table:table-cell>
          <table:table-cell table:formula="of:=[.E8]*[.F8]" office:value-type="float" office:value="0.3" calcext:value-type="float">
            <text:p>0.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8]*[.I8]" office:value-type="float" office:value="0.3" calcext:value-type="float">
            <text:p>0.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32-12256-1-ND</text:p>
          </table:table-cell>
          <table:table-cell office:value-type="float" office:value="885012007041" calcext:value-type="float">
            <text:p>88501200704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1500PF 25V NP0 08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0</text:p>
          </table:table-cell>
          <table:table-cell table:formula="of:=[.E9]*[.F9]" office:value-type="float" office:value="0.3" calcext:value-type="float">
            <text:p>0.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9]*[.I9]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41-300LCT-ND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300 OHM 1% 1/16W 040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table:formula="of:=[.E10]*[.F10]" office:value-type="float" office:value="0.4" calcext:value-type="float">
            <text:p>0.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10]*[.I10]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490-17746-1-ND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CAP CER 1.8PF 50V C0G/NP0 0402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table:formula="of:=[.E11]*[.F11]" office:value-type="float" office:value="0.48" calcext:value-type="float">
            <text:p>0.4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11]*[.I11]" office:value-type="float" office:value="0.48" calcext:value-type="float">
            <text:p>0.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41-3961-1-ND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K OHM 1% 1/16W 0402</text:p>
          </table:table-cell>
          <table:table-cell office:value-type="float" office:value="18" calcext:value-type="float">
            <text:p>18</text:p>
          </table:table-cell>
          <table:table-cell office:value-type="float" office:value="0.032" calcext:value-type="float">
            <text:p>0.03</text:p>
          </table:table-cell>
          <table:table-cell table:formula="of:=[.E12]*[.F12]" office:value-type="float" office:value="0.576" calcext:value-type="float">
            <text:p>0.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12]*[.I12]" office:value-type="float" office:value="0.576" calcext:value-type="float">
            <text:p>0.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41-110FCT-ND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110 OHM 1% 1/4W 1206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0</text:p>
          </table:table-cell>
          <table:table-cell table:formula="of:=[.E13]*[.F13]" office:value-type="float" office:value="0.6" calcext:value-type="float">
            <text:p>0.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13]*[.I13]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32-7771-1-ND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1000PF 16V C0G/NP0 060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0</text:p>
          </table:table-cell>
          <table:table-cell table:formula="of:=[.E14]*[.F14]" office:value-type="float" office:value="0.6" calcext:value-type="float">
            <text:p>0.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14]*[.I14]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32-7532-1-ND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CER 0.1UF 16V X7R 0402</text:p>
          </table:table-cell>
          <table:table-cell office:value-type="float" office:value="42" calcext:value-type="float">
            <text:p>42</text:p>
          </table:table-cell>
          <table:table-cell office:value-type="float" office:value="0.02" calcext:value-type="float">
            <text:p>0.02</text:p>
          </table:table-cell>
          <table:table-cell table:formula="of:=[.E15]*[.F15]" office:value-type="float" office:value="0.84" calcext:value-type="float">
            <text:p>0.8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F15]*[.I15]" office:value-type="float" office:value="0.42" calcext:value-type="float">
            <text:p>0.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528-1074-N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dafruit Industries LLC</text:p>
          </table:table-cell>
          <table:table-cell office:value-type="string" calcext:value-type="string">
            <text:p>STACKING HEADER ARDUINO SHIELD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table:formula="of:=[.E16]*[.F16]" office:value-type="float" office:value="1.95" calcext:value-type="float">
            <text:p>1.9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6]*[.I16]" office:value-type="float" office:value="1.95" calcext:value-type="float">
            <text:p>1.9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495-7425-1-ND</text:p>
          </table:table-cell>
          <table:table-cell office:value-type="string" calcext:value-type="string">
            <text:p>B39321B3741H110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FILTER SAW 315MHZ 6SMD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[.E17]*[.F17]" office:value-type="float" office:value="3.96" calcext:value-type="float">
            <text:p>3.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]*[.I17]" office:value-type="float" office:value="1.98" calcext:value-type="float">
            <text:p>1.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46-1138-1-ND</text:p>
          </table:table-cell>
          <table:table-cell office:value-type="string" calcext:value-type="string">
            <text:p>PE43711B-Z</text:p>
          </table:table-cell>
          <table:table-cell office:value-type="string" calcext:value-type="string">
            <text:p>‎pSemi‎</text:p>
          </table:table-cell>
          <table:table-cell office:value-type="string" calcext:value-type="string">
            <text:p>RF ATTENUATOR 31.5DB 50OHM 24QFN</text:p>
          </table:table-cell>
          <table:table-cell office:value-type="float" office:value="1" calcext:value-type="float">
            <text:p>1</text:p>
          </table:table-cell>
          <table:table-cell office:value-type="float" office:value="7.44" calcext:value-type="float">
            <text:p>7.44</text:p>
          </table:table-cell>
          <table:table-cell table:formula="of:=[.E18]*[.F18]" office:value-type="float" office:value="7.44" calcext:value-type="float">
            <text:p>7.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8]*[.I18]" office:value-type="float" office:value="7.44" calcext:value-type="float">
            <text:p>7.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TC5562IUC#TRMPBFCT-ND</text:p>
          </table:table-cell>
          <table:table-cell office:value-type="string" calcext:value-type="string">
            <text:p>LTC5562IUC#TRMPBF</text:p>
          </table:table-cell>
          <table:table-cell office:value-type="string" calcext:value-type="string">
            <text:p>Linear Tech/Analog Devices</text:p>
          </table:table-cell>
          <table:table-cell office:value-type="string" calcext:value-type="string">
            <text:p>LF-7GHZ LOW-POWER, WIDEBAND ACTI</text:p>
          </table:table-cell>
          <table:table-cell office:value-type="float" office:value="2" calcext:value-type="float">
            <text:p>2</text:p>
          </table:table-cell>
          <table:table-cell office:value-type="float" office:value="11.96" calcext:value-type="float">
            <text:p>11.96</text:p>
          </table:table-cell>
          <table:table-cell table:formula="of:=[.E19]*[.F19]" office:value-type="float" office:value="23.92" calcext:value-type="float">
            <text:p>23.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9]*[.I19]" office:value-type="float" office:value="11.96" calcext:value-type="float">
            <text:p>11.9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541-4013-1-ND</text:p>
          </table:table-cell>
          <table:table-cell table:style-name="ce10" office:value-type="string" calcext:value-type="string">
            <text:p>CRCW06030000Z0EBC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RES SMD 0 OHM JUMP 1/10W 0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E20]*[.F20]" office:value-type="float" office:value="0" calcext:value-type="float">
            <text:p>0.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F20]*[.I20]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table:style-name="ce8"/>
          <table:table-cell table:number-columns-repeated="5"/>
          <table:table-cell table:style-name="ce15" table:formula="of:=SUM([.G2:.G19])" office:value-type="float" office:value="42.271" calcext:value-type="float">
            <text:p>42.27</text:p>
          </table:table-cell>
          <table:table-cell table:number-columns-repeated="2"/>
          <table:table-cell table:style-name="ce15" table:formula="of:=SUM([.J2:.J20])" office:value-type="float" office:value="25.371" calcext:value-type="float">
            <text:p>25.37</text:p>
          </table:table-cell>
          <table:table-cell table:number-columns-repeated="54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Digikey Project 8209776 SpecAn BOM'.A2:'Digikey Project 8209776 SpecAn BOM'.H1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4:42:12.669571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4-10T14:44:58.488530326</dc:date>
    <meta:editing-duration>PT9H20M46S</meta:editing-duration>
    <meta:editing-cycles>36</meta:editing-cycles>
    <meta:generator>LibreOffice/6.3.0.4$Linux_X86_64 LibreOffice_project/057fc023c990d676a43019934386b85b21a9ee99</meta:generator>
    <meta:document-statistic meta:table-count="1" meta:cell-count="196" meta:object-count="0"/>
  </office:meta>
</office:document-meta>
</file>